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6000000CD0468B6A4.jpg"/>
  <manifest:file-entry manifest:media-type="image/png" manifest:full-path="Pictures/100000000000003000000031FDC03FE5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966" draw:fill="solid" draw:fill-color="#ff9966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svg:stroke-width="0.051cm" draw:marker-start-width="0.276cm" draw:marker-end-width="0.27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25" draw:id="id25">
          <draw:g>
            <draw:ellipse draw:style-name="gr1" draw:text-style-name="P1" draw:layer="layout" svg:width="2.541cm" svg:height="1.409cm" draw:transform="skewX (-0.0694641042293612) rotate (-3.0497883349355) translate (23.983cm 14.77cm)">
              <text:p/>
            </draw:ellipse>
            <draw:ellipse draw:style-name="gr1" draw:text-style-name="P1" draw:layer="layout" svg:width="2.541cm" svg:height="1.408cm" draw:transform="skewX (-0.0687659725285636) rotate (-3.04891567030951) translate (23.042cm 15.609cm)">
              <text:p/>
            </draw:ellipse>
            <draw:ellipse draw:style-name="gr1" draw:text-style-name="P1" draw:layer="layout" svg:width="2.541cm" svg:height="1.408cm" draw:transform="skewX (-0.0694641042293612) rotate (-3.0497883349355) translate (22.085cm 14.945cm)">
              <text:p/>
            </draw:ellipse>
            <draw:ellipse draw:style-name="gr1" draw:text-style-name="P1" draw:layer="layout" svg:width="2.034cm" svg:height="1.409cm" draw:transform="skewX (-0.0694641042293612) rotate (-3.0499628678607) translate (20.916cm 15.648cm)">
              <text:p/>
            </draw:ellipse>
            <draw:ellipse draw:style-name="gr1" draw:text-style-name="P1" draw:layer="layout" svg:width="2.413cm" svg:height="1.565cm" draw:transform="skewX (-0.0675442420521678) rotate (-3.04856660445911) translate (22.894cm 14.399cm)">
              <text:p/>
            </draw:ellipse>
            <draw:ellipse draw:style-name="gr1" draw:text-style-name="P1" draw:layer="layout" svg:width="1.906cm" svg:height="1.721cm" draw:transform="skewX (-0.0701622359301588) rotate (-3.0490902032347) translate (21.023cm 14.729cm)">
              <text:p/>
            </draw:ellipse>
            <draw:ellipse draw:style-name="gr1" draw:text-style-name="P1" draw:layer="layout" svg:width="1.826cm" svg:height="1.407cm" draw:transform="skewX (-0.0701622359301588) rotate (-3.0494392690851) translate (19.981cm 15.139cm)">
              <text:p/>
            </draw:ellipse>
          </draw:g>
          <draw:ellipse draw:style-name="gr1" draw:text-style-name="P1" draw:layer="layout" svg:width="1.045cm" svg:height="0.775cm" draw:transform="skewX (-0.0696386371545606) rotate (0.0930260491312802) translate (18.31cm 13.444cm)">
            <text:p/>
          </draw:ellipse>
          <draw:ellipse draw:style-name="gr1" draw:text-style-name="P1" draw:layer="layout" svg:width="1.044cm" svg:height="0.776cm" draw:transform="skewX (-0.070685834705757) rotate (0.0919788515800838) translate (22.542cm 14.655cm)">
            <text:p/>
          </draw:ellipse>
        </draw:g>
        <draw:frame draw:style-name="gr2" draw:text-style-name="P1" xml:id="id13" draw:id="id13" draw:layer="layout" svg:width="1.187cm" svg:height="1.27cm" svg:x="3.988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16" draw:id="id16" draw:layer="layout" svg:width="1.187cm" svg:height="1.27cm" svg:x="0.053cm" svg:y="1.0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15" draw:id="id15" draw:layer="layout" svg:width="1.187cm" svg:height="1.27cm" svg:x="1.515cm" svg:y="4.0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14" draw:id="id14" draw:layer="layout" svg:width="1.187cm" svg:height="1.27cm" svg:x="2.747cm" svg:y="1.0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12" draw:id="id12" draw:layer="layout" svg:width="1.187cm" svg:height="1.27cm" svg:x="5.812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10" draw:id="id10" draw:layer="layout" svg:width="1.187cm" svg:height="1.27cm" svg:x="12.388cm" svg:y="7.7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7" draw:id="id7" draw:layer="layout" svg:width="1.187cm" svg:height="1.27cm" svg:x="8.153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8" draw:id="id8" draw:layer="layout" svg:width="1.187cm" svg:height="1.27cm" svg:x="9.615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9" draw:id="id9" draw:layer="layout" svg:width="1.187cm" svg:height="1.27cm" svg:x="11.547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11" draw:id="id11" draw:layer="layout" svg:width="1.187cm" svg:height="1.27cm" svg:x="13.912cm" svg:y="2.7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3" draw:id="id3" draw:layer="layout" svg:width="1.187cm" svg:height="1.27cm" svg:x="21.389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5" draw:id="id5" draw:layer="layout" svg:width="1.187cm" svg:height="1.27cm" svg:x="15.454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6" draw:id="id6" draw:layer="layout" svg:width="1.187cm" svg:height="1.27cm" svg:x="17.216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1" draw:id="id1" draw:layer="layout" svg:width="1.187cm" svg:height="1.27cm" svg:x="19.148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4" draw:id="id4" draw:layer="layout" svg:width="1.187cm" svg:height="1.27cm" svg:x="22.813cm" svg:y="4.258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2" draw:id="id2" draw:layer="layout" svg:width="2.066cm" svg:height="1.673cm" svg:x="5.442cm" svg:y="10.214cm">
          <draw:image xlink:href="Pictures/10000000000000F6000000CD0468B6A4.jpg" xlink:type="simple" xlink:show="embed" xlink:actuate="onLoad">
            <text:p/>
          </draw:image>
        </draw:frame>
        <draw:frame draw:style-name="gr2" draw:text-style-name="P1" xml:id="id19" draw:id="id19" draw:layer="layout" svg:width="2.066cm" svg:height="1.673cm" svg:x="8.502cm" svg:y="13.059cm">
          <draw:image xlink:href="Pictures/10000000000000F6000000CD0468B6A4.jpg" xlink:type="simple" xlink:show="embed" xlink:actuate="onLoad">
            <text:p/>
          </draw:image>
        </draw:frame>
        <draw:frame draw:style-name="gr3" draw:text-style-name="P1" xml:id="id18" draw:id="id18" draw:layer="layout" svg:width="2.066cm" svg:height="1.673cm" svg:x="13.686cm" svg:y="11.914cm">
          <draw:image xlink:href="Pictures/10000000000000F6000000CD0468B6A4.jpg" xlink:type="simple" xlink:show="embed" xlink:actuate="onLoad">
            <text:p/>
          </draw:image>
        </draw:frame>
        <draw:frame draw:style-name="gr2" draw:text-style-name="P1" xml:id="id17" draw:id="id17" draw:layer="layout" svg:width="2.066cm" svg:height="1.673cm" svg:x="18.042cm" svg:y="9.814cm">
          <draw:image xlink:href="Pictures/10000000000000F6000000CD0468B6A4.jpg" xlink:type="simple" xlink:show="embed" xlink:actuate="onLoad">
            <text:p/>
          </draw:image>
        </draw:frame>
        <draw:connector draw:style-name="gr4" draw:text-style-name="P1" draw:layer="layout" draw:type="curve" svg:x1="19.741cm" svg:y1="5.528cm" svg:x2="7.508cm" svg:y2="11.05cm" draw:start-shape="id1" draw:start-glue-point="2" draw:end-shape="id2" draw:end-glue-point="1" svg:d="m19741 5528c0 3682-4077 5522-12233 5522">
          <text:p/>
        </draw:connector>
        <draw:connector draw:style-name="gr4" draw:text-style-name="P1" draw:layer="layout" draw:type="curve" svg:x1="21.982cm" svg:y1="5.528cm" svg:x2="7.508cm" svg:y2="11.05cm" draw:start-shape="id3" draw:start-glue-point="2" draw:end-shape="id2" draw:end-glue-point="1" svg:d="m21982 5528c0 3682-4824 5522-14474 5522">
          <text:p/>
        </draw:connector>
        <draw:connector draw:style-name="gr4" draw:text-style-name="P1" draw:layer="layout" draw:type="curve" svg:x1="23.406cm" svg:y1="5.528cm" svg:x2="7.508cm" svg:y2="11.05cm" draw:start-shape="id4" draw:start-glue-point="2" draw:end-shape="id2" draw:end-glue-point="1" svg:d="m23406 5528c0 3682-5299 5522-15898 5522">
          <text:p/>
        </draw:connector>
        <draw:connector draw:style-name="gr4" draw:text-style-name="P1" draw:layer="layout" draw:type="curve" svg:x1="16.047cm" svg:y1="5.528cm" svg:x2="7.508cm" svg:y2="11.05cm" draw:start-shape="id5" draw:start-glue-point="2" draw:end-shape="id2" draw:end-glue-point="1" svg:d="m16047 5528c0 3682-2846 5522-8539 5522">
          <text:p/>
        </draw:connector>
        <draw:connector draw:style-name="gr4" draw:text-style-name="P1" draw:layer="layout" draw:type="curve" svg:x1="17.809cm" svg:y1="5.528cm" svg:x2="7.508cm" svg:y2="11.05cm" draw:start-shape="id6" draw:start-glue-point="2" draw:end-shape="id2" draw:end-glue-point="1" svg:d="m17809 5528c0 3682-3433 5522-10301 5522">
          <text:p/>
        </draw:connector>
        <draw:connector draw:style-name="gr4" draw:text-style-name="P1" draw:layer="layout" draw:type="curve" svg:x1="8.746cm" svg:y1="5.528cm" svg:x2="6.475cm" svg:y2="10.214cm" draw:start-shape="id7" draw:start-glue-point="2" draw:end-shape="id2" draw:end-glue-point="0" svg:d="m8746 5528c0 3514-2271 1172-2271 4686">
          <text:p/>
        </draw:connector>
        <draw:connector draw:style-name="gr4" draw:text-style-name="P1" draw:layer="layout" draw:type="curve" svg:x1="10.208cm" svg:y1="5.528cm" svg:x2="6.475cm" svg:y2="10.214cm" draw:start-shape="id8" draw:start-glue-point="2" draw:end-shape="id2" draw:end-glue-point="0" svg:d="m10208 5528c0 3514-3733 1172-3733 4686">
          <text:p/>
        </draw:connector>
        <draw:connector draw:style-name="gr4" draw:text-style-name="P1" draw:layer="layout" draw:type="curve" svg:x1="12.14cm" svg:y1="5.528cm" svg:x2="6.475cm" svg:y2="10.214cm" draw:start-shape="id9" draw:start-glue-point="2" draw:end-shape="id2" draw:end-glue-point="0" svg:d="m12140 5528c0 3514-5665 1172-5665 4686">
          <text:p/>
        </draw:connector>
        <draw:connector draw:style-name="gr4" draw:text-style-name="P1" draw:layer="layout" draw:type="curve" svg:x1="12.981cm" svg:y1="9.028cm" svg:x2="6.475cm" svg:y2="10.214cm" draw:start-shape="id10" draw:start-glue-point="2" draw:end-shape="id2" draw:end-glue-point="0" svg:d="m12981 9028c0 889-6506 297-6506 1186">
          <text:p/>
        </draw:connector>
        <draw:connector draw:style-name="gr4" draw:text-style-name="P1" draw:layer="layout" draw:type="curve" svg:x1="14.505cm" svg:y1="4.028cm" svg:x2="6.475cm" svg:y2="10.214cm" draw:start-shape="id11" draw:start-glue-point="2" draw:end-shape="id2" draw:end-glue-point="0" svg:d="m14505 4028c0 4639-8030 1547-8030 6186">
          <text:p/>
        </draw:connector>
        <draw:connector draw:style-name="gr4" draw:text-style-name="P1" draw:layer="layout" draw:type="curve" svg:x1="6.405cm" svg:y1="5.528cm" svg:x2="6.475cm" svg:y2="10.214cm" draw:start-shape="id12" draw:start-glue-point="2" draw:end-shape="id2" svg:d="m6405 5528c0 3514 70 1172 70 4686">
          <text:p/>
        </draw:connector>
        <draw:connector draw:style-name="gr4" draw:text-style-name="P1" draw:layer="layout" draw:type="curve" svg:x1="4.581cm" svg:y1="5.528cm" svg:x2="5.442cm" svg:y2="11.05cm" draw:start-shape="id13" draw:start-glue-point="2" draw:end-shape="id2" draw:end-glue-point="3" svg:d="m4581 5528c0 3682 287 5522 861 5522">
          <text:p/>
        </draw:connector>
        <draw:connector draw:style-name="gr4" draw:text-style-name="P1" draw:layer="layout" draw:type="curve" svg:x1="3.34cm" svg:y1="2.328cm" svg:x2="5.442cm" svg:y2="11.05cm" draw:start-shape="id14" draw:start-glue-point="2" draw:end-shape="id2" draw:end-glue-point="3" svg:d="m3340 2328c0 5815 700 8722 2102 8722">
          <text:p/>
        </draw:connector>
        <draw:connector draw:style-name="gr4" draw:text-style-name="P1" draw:layer="layout" draw:type="curve" svg:x1="2.108cm" svg:y1="5.328cm" svg:x2="5.442cm" svg:y2="11.05cm" draw:start-shape="id15" draw:start-glue-point="2" draw:end-shape="id2" draw:end-glue-point="3" svg:d="m2108 5328c0 3815 1111 5722 3334 5722">
          <text:p/>
        </draw:connector>
        <draw:connector draw:style-name="gr4" draw:text-style-name="P1" draw:layer="layout" draw:type="curve" svg:x1="0.646cm" svg:y1="2.328cm" svg:x2="5.442cm" svg:y2="11.05cm" draw:start-shape="id16" draw:start-glue-point="2" draw:end-shape="id2" draw:end-glue-point="3" svg:d="m646 2328c0 5815 1598 8722 4796 8722">
          <text:p/>
        </draw:connector>
        <draw:connector draw:style-name="gr4" draw:text-style-name="P1" draw:layer="layout" draw:type="curve" svg:x1="2.108cm" svg:y1="5.328cm" svg:x2="18.042cm" svg:y2="10.65cm" draw:start-shape="id15" draw:start-glue-point="2" draw:end-shape="id17" draw:end-glue-point="3" svg:d="m2108 5328c0 3548 5311 5322 15934 5322">
          <text:p/>
        </draw:connector>
        <draw:connector draw:style-name="gr4" draw:text-style-name="P1" draw:layer="layout" draw:type="curve" svg:x1="17.809cm" svg:y1="5.528cm" svg:x2="19.075cm" svg:y2="9.814cm" draw:start-shape="id6" draw:start-glue-point="2" draw:end-shape="id17" draw:end-glue-point="0" svg:d="m17809 5528c0 3214 1266 1072 1266 4286">
          <text:p/>
        </draw:connector>
        <draw:connector draw:style-name="gr4" draw:text-style-name="P1" draw:layer="layout" draw:type="curve" svg:x1="6.475cm" svg:y1="11.887cm" svg:x2="13.686cm" svg:y2="12.75cm" draw:start-shape="id2" draw:start-glue-point="2" draw:end-shape="id18" draw:end-glue-point="3" svg:d="m6475 11887c0 576 2403 863 7211 863">
          <text:p/>
        </draw:connector>
        <draw:connector draw:style-name="gr4" draw:text-style-name="P1" draw:layer="layout" draw:type="curve" svg:x1="19.075cm" svg:y1="11.487cm" svg:x2="15.752cm" svg:y2="12.75cm" draw:start-shape="id17" draw:start-glue-point="2" draw:end-shape="id18" draw:end-glue-point="1" svg:d="m19075 11487c0 842-1107 1263-3323 1263">
          <text:p/>
        </draw:connector>
        <draw:connector draw:style-name="gr4" draw:text-style-name="P1" draw:layer="layout" draw:type="curve" svg:x1="6.475cm" svg:y1="11.887cm" svg:x2="8.502cm" svg:y2="13.895cm" draw:start-shape="id2" draw:start-glue-point="2" draw:end-shape="id19" draw:end-glue-point="3" svg:d="m6475 11887c0 1339 675 2008 2027 2008">
          <text:p/>
        </draw:connector>
        <draw:connector draw:style-name="gr4" draw:text-style-name="P1" draw:layer="layout" draw:type="curve" svg:x1="10.568cm" svg:y1="13.895cm" svg:x2="13.686cm" svg:y2="12.75cm" draw:start-shape="id19" draw:start-glue-point="1" draw:end-shape="id18" draw:end-glue-point="3" svg:d="m10568 13895c2338 0 780-1145 3118-1145">
          <text:p/>
        </draw:connector>
        <draw:frame draw:style-name="gr2" draw:text-style-name="P1" xml:id="id20" draw:id="id20" draw:layer="layout" svg:width="1.187cm" svg:height="1.27cm" svg:x="5.549cm" svg:y="1.016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22" draw:id="id22" draw:layer="layout" svg:width="1.187cm" svg:height="1.27cm" svg:x="9.573cm" svg:y="1.016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21" draw:id="id21" draw:layer="layout" svg:width="1.187cm" svg:height="1.27cm" svg:x="7.473cm" svg:y="1.016cm">
          <draw:image xlink:href="Pictures/100000000000003000000031FDC03FE5.png" xlink:type="simple" xlink:show="embed" xlink:actuate="onLoad">
            <text:p/>
          </draw:image>
        </draw:frame>
        <draw:frame draw:style-name="gr5" draw:text-style-name="P2" draw:layer="layout" svg:width="1.558cm" svg:height="1.276cm" svg:x="5.412cm" svg:y="-0.095cm">
          <draw:text-box>
            <text:p text:style-name="P2"><text:span text:style-name="T1">e8</text:span></text:p>
          </draw:text-box>
        </draw:frame>
        <draw:connector draw:style-name="gr4" draw:text-style-name="P1" draw:layer="layout" draw:type="curve" svg:x1="6.142cm" svg:y1="2.286cm" svg:x2="8.746cm" svg:y2="4.258cm" draw:start-shape="id20" draw:start-glue-point="2" draw:end-shape="id7" draw:end-glue-point="0" svg:d="m6142 2286c0 1479 2604 493 2604 1972">
          <text:p/>
        </draw:connector>
        <draw:connector draw:style-name="gr4" draw:text-style-name="P1" draw:layer="layout" draw:type="curve" svg:x1="8.066cm" svg:y1="2.286cm" svg:x2="8.746cm" svg:y2="4.258cm" draw:start-shape="id21" draw:start-glue-point="2" draw:end-shape="id7" draw:end-glue-point="0" svg:d="m8066 2286c0 1479 680 493 680 1972">
          <text:p/>
        </draw:connector>
        <draw:connector draw:style-name="gr4" draw:text-style-name="P1" draw:layer="layout" draw:type="curve" svg:x1="10.166cm" svg:y1="2.286cm" svg:x2="8.746cm" svg:y2="4.258cm" draw:start-shape="id22" draw:start-glue-point="2" draw:end-shape="id7" draw:end-glue-point="0" svg:d="m10166 2286c0 1479-1420 493-1420 1972">
          <text:p/>
        </draw:connector>
        <draw:frame draw:style-name="gr2" draw:text-style-name="P1" xml:id="id23" draw:id="id23" draw:layer="layout" svg:width="1.187cm" svg:height="1.27cm" svg:x="17.349cm" svg:y="1.017cm">
          <draw:image xlink:href="Pictures/100000000000003000000031FDC03FE5.png" xlink:type="simple" xlink:show="embed" xlink:actuate="onLoad">
            <text:p/>
          </draw:image>
        </draw:frame>
        <draw:frame draw:style-name="gr2" draw:text-style-name="P1" xml:id="id24" draw:id="id24" draw:layer="layout" svg:width="1.187cm" svg:height="1.27cm" svg:x="19.773cm" svg:y="1.017cm">
          <draw:image xlink:href="Pictures/100000000000003000000031FDC03FE5.png" xlink:type="simple" xlink:show="embed" xlink:actuate="onLoad">
            <text:p/>
          </draw:image>
        </draw:frame>
        <draw:frame draw:style-name="gr5" draw:text-style-name="P2" draw:layer="layout" svg:width="2.192cm" svg:height="1.276cm" svg:x="17.112cm" svg:y="-0.094cm">
          <draw:text-box>
            <text:p text:style-name="P2"><text:span text:style-name="T1">e19</text:span></text:p>
          </draw:text-box>
        </draw:frame>
        <draw:frame draw:style-name="gr5" draw:text-style-name="P2" draw:layer="layout" svg:width="2.386cm" svg:height="1.276cm" svg:x="19.712cm" svg:y="-0.093cm">
          <draw:text-box>
            <text:p text:style-name="P2"><text:span text:style-name="T1">e32</text:span></text:p>
          </draw:text-box>
        </draw:frame>
        <draw:connector draw:style-name="gr4" draw:text-style-name="P1" draw:layer="layout" draw:type="curve" svg:x1="17.942cm" svg:y1="2.287cm" svg:x2="19.741cm" svg:y2="4.258cm" draw:start-shape="id23" draw:start-glue-point="2" draw:end-shape="id1" draw:end-glue-point="0" svg:d="m17942 2287c0 1479 1799 494 1799 1971">
          <text:p/>
        </draw:connector>
        <draw:connector draw:style-name="gr4" draw:text-style-name="P1" draw:layer="layout" draw:type="curve" svg:x1="20.366cm" svg:y1="2.287cm" svg:x2="19.741cm" svg:y2="4.258cm" draw:start-shape="id24" draw:start-glue-point="2" draw:end-shape="id1" draw:end-glue-point="0" svg:d="m20366 2287c0 1479-625 494-625 1971">
          <text:p/>
        </draw:connector>
        <draw:connector draw:style-name="gr4" draw:text-style-name="P1" draw:layer="layout" draw:type="curve" svg:x1="9.535cm" svg:y1="14.732cm" svg:x2="18.041cm" svg:y2="14.351cm" draw:start-shape="id19" draw:start-glue-point="2" draw:end-shape="id25" draw:end-glue-point="3" svg:d="m9535 14732c0 750 2385 626 3110 343s-209-724 5396-724">
          <text:p/>
        </draw:connector>
        <draw:connector draw:style-name="gr4" draw:text-style-name="P1" draw:layer="layout" draw:type="curve" svg:x1="15.752cm" svg:y1="12.75cm" svg:x2="18.041cm" svg:y2="14.351cm" draw:start-shape="id18" draw:end-shape="id25" draw:end-glue-point="3" svg:d="m15752 12750c1716 0 572 1601 2289 1601">
          <text:p/>
        </draw:connector>
        <draw:frame draw:style-name="gr6" draw:text-style-name="P4" draw:layer="layout" svg:width="4.642cm" svg:height="1.513cm" svg:x="18.596cm" svg:y="13.606cm">
          <draw:text-box>
            <text:p text:style-name="P3"><text:span text:style-name="T2">Internet</text:span></text:p>
          </draw:text-box>
        </draw:frame>
        <draw:connector draw:style-name="gr4" draw:text-style-name="P1" draw:layer="layout" draw:type="curve" svg:x1="18.042cm" svg:y1="10.65cm" svg:x2="9.535cm" svg:y2="13.059cm" draw:start-shape="id17" draw:start-glue-point="3" draw:end-shape="id19" draw:end-glue-point="0" svg:d="m18042 10650c-5672 0-8507 803-8507 2409">
          <text:p/>
        </draw:connector>
        <draw:frame draw:style-name="gr5" draw:text-style-name="P2" draw:layer="layout" svg:width="2.186cm" svg:height="1.276cm" svg:x="7.112cm" svg:y="-0.094cm">
          <draw:text-box>
            <text:p text:style-name="P2"><text:span text:style-name="T1">e12</text:span></text:p>
          </draw:text-box>
        </draw:frame>
        <draw:frame draw:style-name="gr5" draw:text-style-name="P2" draw:layer="layout" svg:width="3.08cm" svg:height="1.276cm" svg:x="9.412cm" svg:y="-0.093cm">
          <draw:text-box>
            <text:p text:style-name="P2"><text:span text:style-name="T1">e15</text:span></text:p>
          </draw:text-box>
        </draw:frame>
        <draw:frame draw:style-name="gr5" draw:text-style-name="P2" draw:layer="layout" svg:width="1.558cm" svg:height="1.276cm" svg:x="-0.034cm" svg:y="-0.052cm">
          <draw:text-box>
            <text:p text:style-name="P2"><text:span text:style-name="T1">e4</text:span></text:p>
          </draw:text-box>
        </draw:frame>
        <draw:frame draw:style-name="gr5" draw:text-style-name="P2" draw:layer="layout" svg:width="1.558cm" svg:height="1.276cm" svg:x="1.415cm" svg:y="2.948cm">
          <draw:text-box>
            <text:p text:style-name="P2"><text:span text:style-name="T1">e5</text:span></text:p>
          </draw:text-box>
        </draw:frame>
        <draw:frame draw:style-name="gr5" draw:text-style-name="P2" draw:layer="layout" svg:width="1.558cm" svg:height="1.276cm" svg:x="2.702cm" svg:y="-0.052cm">
          <draw:text-box>
            <text:p text:style-name="P2"><text:span text:style-name="T1">e7</text:span></text:p>
          </draw:text-box>
        </draw:frame>
        <draw:frame draw:style-name="gr5" draw:text-style-name="P2" draw:layer="layout" svg:width="1.558cm" svg:height="1.276cm" svg:x="3.802cm" svg:y="3.149cm">
          <draw:text-box>
            <text:p text:style-name="P2"><text:span text:style-name="T1">e9</text:span></text:p>
          </draw:text-box>
        </draw:frame>
        <draw:frame draw:style-name="gr5" draw:text-style-name="P2" draw:layer="layout" svg:width="2.426cm" svg:height="1.276cm" svg:x="5.54cm" svg:y="3.148cm">
          <draw:text-box>
            <text:p text:style-name="P2"><text:span text:style-name="T1">e13</text:span></text:p>
          </draw:text-box>
        </draw:frame>
        <draw:frame draw:style-name="gr5" draw:text-style-name="P2" draw:layer="layout" svg:width="2.386cm" svg:height="1.276cm" svg:x="6.812cm" svg:y="5.434cm">
          <draw:text-box>
            <text:p text:style-name="P2"><text:span text:style-name="T1">e16</text:span></text:p>
          </draw:text-box>
        </draw:frame>
        <draw:frame draw:style-name="gr5" draw:text-style-name="P2" draw:layer="layout" svg:width="2.51cm" svg:height="1.276cm" svg:x="9.174cm" svg:y="3.148cm">
          <draw:text-box>
            <text:p text:style-name="P2"><text:span text:style-name="T1">e20</text:span></text:p>
          </draw:text-box>
        </draw:frame>
        <draw:frame draw:style-name="gr5" draw:text-style-name="P2" draw:layer="layout" svg:width="2.75cm" svg:height="1.276cm" svg:x="11.474cm" svg:y="3.149cm">
          <draw:text-box>
            <text:p text:style-name="P2"><text:span text:style-name="T1">e22</text:span></text:p>
          </draw:text-box>
        </draw:frame>
        <draw:frame draw:style-name="gr5" draw:text-style-name="P2" draw:layer="layout" svg:width="2.658cm" svg:height="1.276cm" svg:x="12.074cm" svg:y="6.649cm">
          <draw:text-box>
            <text:p text:style-name="P2"><text:span text:style-name="T1">e24</text:span></text:p>
          </draw:text-box>
        </draw:frame>
        <draw:frame draw:style-name="gr5" draw:text-style-name="P2" draw:layer="layout" svg:width="2.836cm" svg:height="1.276cm" svg:x="13.674cm" svg:y="1.649cm">
          <draw:text-box>
            <text:p text:style-name="P2"><text:span text:style-name="T1">e26</text:span></text:p>
          </draw:text-box>
        </draw:frame>
        <draw:frame draw:style-name="gr5" draw:text-style-name="P2" draw:layer="layout" svg:width="2.967cm" svg:height="1.276cm" svg:x="14.305cm" svg:y="5.485cm">
          <draw:text-box>
            <text:p text:style-name="P2"><text:span text:style-name="T1">e27</text:span></text:p>
          </draw:text-box>
        </draw:frame>
        <draw:frame draw:style-name="gr5" draw:text-style-name="P2" draw:layer="layout" svg:width="2.567cm" svg:height="1.276cm" svg:x="16.874cm" svg:y="3.151cm">
          <draw:text-box>
            <text:p text:style-name="P2"><text:span text:style-name="T1">e29</text:span></text:p>
          </draw:text-box>
        </draw:frame>
        <draw:frame draw:style-name="gr5" draw:text-style-name="P2" draw:layer="layout" svg:width="2.357cm" svg:height="1.276cm" svg:x="19.641cm" svg:y="3.202cm">
          <draw:text-box>
            <text:p text:style-name="P2"><text:span text:style-name="T1">e30</text:span></text:p>
          </draw:text-box>
        </draw:frame>
        <draw:frame draw:style-name="gr5" draw:text-style-name="P2" draw:layer="layout" svg:width="2.548cm" svg:height="1.276cm" svg:x="20.112cm" svg:y="5.485cm">
          <draw:text-box>
            <text:p text:style-name="P2"><text:span text:style-name="T1">e31</text:span></text:p>
          </draw:text-box>
        </draw:frame>
        <draw:frame draw:style-name="gr5" draw:text-style-name="P2" draw:layer="layout" svg:width="2.702cm" svg:height="1.276cm" svg:x="22.598cm" svg:y="3.139cm">
          <draw:text-box>
            <text:p text:style-name="P2"><text:span text:style-name="T1">e33</text:span></text:p>
          </draw:text-box>
        </draw:frame>
        <draw:frame draw:style-name="gr5" draw:text-style-name="P5" draw:layer="layout" svg:width="2.002cm" svg:height="1.352cm" svg:x="4.973cm" svg:y="11.422cm">
          <draw:text-box>
            <text:p text:style-name="P5"><text:span text:style-name="T3">c1</text:span></text:p>
          </draw:text-box>
        </draw:frame>
        <draw:frame draw:style-name="gr5" draw:text-style-name="P5" draw:layer="layout" svg:width="2.002cm" svg:height="1.352cm" svg:x="19.98cm" svg:y="10.16cm">
          <draw:text-box>
            <text:p text:style-name="P5"><text:span text:style-name="T3">c2</text:span></text:p>
          </draw:text-box>
        </draw:frame>
        <draw:frame draw:style-name="gr5" draw:text-style-name="P2" draw:layer="layout" svg:width="2.002cm" svg:height="1.276cm" svg:x="13.97cm" svg:y="11.073cm">
          <draw:text-box>
            <text:p text:style-name="P2"><text:span text:style-name="T1">b2</text:span></text:p>
          </draw:text-box>
        </draw:frame>
        <draw:frame draw:style-name="gr5" draw:text-style-name="P5" draw:layer="layout" svg:width="2.002cm" svg:height="1.352cm" svg:x="7.65cm" svg:y="14.121cm">
          <draw:text-box>
            <text:p text:style-name="P5"><text:span text:style-name="T3">b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384cm" fo:page-height="16.0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098cm" svg:x="1cm" svg:y="2.871cm"/>
      <draw:page-thumbnail draw:layer="backgroundobjects" svg:width="9.294cm" svg:height="6.098cm" svg:x="1cm" svg:y="10.919cm"/>
      <draw:page-thumbnail draw:layer="backgroundobjects" svg:width="9.294cm" svg:height="6.098cm" svg:x="1cm" svg:y="18.967cm"/>
      <draw:page-thumbnail draw:layer="backgroundobjects" svg:width="9.294cm" svg:height="6.098cm" svg:x="11.295cm" svg:y="2.871cm"/>
      <draw:page-thumbnail draw:layer="backgroundobjects" svg:width="9.294cm" svg:height="6.098cm" svg:x="11.295cm" svg:y="10.919cm"/>
      <draw:page-thumbnail draw:layer="backgroundobjects" svg:width="9.294cm" svg:height="6.098cm" svg:x="11.295cm" svg:y="18.96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3.85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15:05:51</meta:creation-date>
    <dc:date>2014-04-30T14:21:27</dc:date>
    <meta:editing-duration>PT2H46M15S</meta:editing-duration>
    <meta:editing-cycles>30</meta:editing-cycles>
    <meta:generator>OpenOffice/4.0.1$Unix OpenOffice.org_project/401m5$Build-9714</meta:generator>
    <dc:creator>Ennan Zhai</dc:creator>
    <meta:document-statistic meta:object-count="112"/>
  </office:meta>
</office:document-meta>
</file>